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color="#23ff23" fo:font-size="16pt" fo:font-weight="bold"/>
    </style:style>
    <style:style style:name="P7" style:family="paragraph">
      <style:text-properties fo:color="#23ff23" fo:font-size="20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color="#23ff23" fo:font-size="20pt" fo:font-weight="bold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 fo:font-size="26pt" fo:font-weight="normal"/>
    </style:style>
    <style:style style:name="T4" style:family="text">
      <style:text-properties fo:font-size="26pt" fo:font-weight="normal"/>
    </style:style>
    <style:style style:name="T5" style:family="text">
      <style:text-properties fo:color="#ffff00" fo:font-size="26pt" fo:font-weight="normal"/>
    </style:style>
    <style:style style:name="T6" style:family="text">
      <style:text-properties fo:color="#23ff23" fo:font-size="22pt" fo:font-weight="bold"/>
    </style:style>
    <style:style style:name="T7" style:family="text">
      <style:text-properties fo:color="#23ff23" fo:font-size="16pt" fo:font-weight="bold"/>
    </style:style>
    <style:style style:name="T8" style:family="text">
      <style:text-properties fo:color="#23ff23" fo:font-size="20pt" fo:font-weight="bold"/>
    </style:style>
    <style:style style:name="T9" style:family="text">
      <style:text-properties fo:color="#ffcc99" fo:font-size="20pt" fo:font-weight="bold"/>
    </style:style>
    <style:style style:name="T10" style:family="text">
      <style:text-properties fo:color="#23ff23" fo:font-size="24pt" fo:font-weight="bold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ffffff"/>
    </style:style>
    <style:style style:name="T13" style:family="text">
      <style:text-properties fo:color="#ccccff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ff00" fo:font-size="24pt" style:font-size-asian="24pt" style:font-size-complex="24pt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ccccff" fo:font-style="italic" style:font-style-asian="italic" style:font-style-complex="italic"/>
    </style:style>
    <style:style style:name="T21" style:family="text">
      <style:text-properties fo:color="#ffcc99"/>
    </style:style>
    <style:style style:name="T22" style:family="text">
      <style:text-properties fo:color="#ccccff" fo:font-size="22pt" fo:font-weight="bold"/>
    </style:style>
    <style:style style:name="T23" style:family="text">
      <style:text-properties fo:color="#23ff23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Object-oriented</presentation:footer-decl>
      <presentation:footer-decl presentation:name="ftr2">CMPTxxxx</presentation:footer-decl>
      <presentation:date-time-decl presentation:name="dtd1" presentation:source="fixed">3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5-17:<text:line-break/><text:tab/><text:tab/>Making an ADT the OO Way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<text:span text:style-name="T1">define</text:span> (declare) object <text:span text:style-name="T1">classes</text:span> (types)</text:p>
                <text:list>
                  <text:list-item>
                    <text:p text:style-name="P1"><text:span text:style-name="T1">Attributes</text:span></text:p>
                  </text:list-item>
                  <text:list-item>
                    <text:p text:style-name="P1"><text:span text:style-name="T1">Methods</text:span> (interface)</text:p>
                    <text:list>
                      <text:list-item>
                        <text:p text:style-name="P1">Constructor and destructor</text:p>
                      </text:list-item>
                    </text:list>
                  </text:list-item>
                </text:list>
              </text:list-item>
              <text:list-item>
                <text:p text:style-name="P1">Then we <text:span text:style-name="T1">instantiate</text:span> the class (declare variables)</text:p>
              </text:list-item>
              <text:list-item>
                <text:p text:style-name="P1">e.g., <text:span text:style-name="T2">frac1</text:span> is a variable of type <text:span text:style-name="T2">Fraction</text:span></text:p>
                <text:list>
                  <text:list-item>
                    <text:p text:style-name="P1"><text:span text:style-name="T2">frac1</text:span> is the instance,</text:p>
                  </text:list-item>
                  <text:list-item>
                    <text:p text:style-name="P1"><text:span text:style-name="T2">Fraction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14.863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Assignment</text:span><text:span text:style-name="T4">: </text:span><text:span text:style-name="T5">alias</text:span></text:p>
                <text:list>
                  <text:list-item>
                    <text:list>
                      <text:list-item>
                        <text:p text:style-name="P1"><text:span text:style-name="T6">larry = bob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copy.copy()</text:span><text:span text:style-name="T4">: </text:span><text:span text:style-name="T5">shallow</text:span><text:span text:style-name="T4"> copy</text:span></text:p>
                <text:list>
                  <text:list-item>
                    <text:list>
                      <text:list-item>
                        <text:p text:style-name="P1"><text:span text:style-name="T6">larry = copy.copy(bob)</text:span><text:span text:style-name="T6"><text:line-break/>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copy.deepcopy()</text:span><text:span text:style-name="T4">: </text:span><text:span text:style-name="T5">deep</text:span><text:span text:style-name="T4"> copy</text:span></text:p>
                <text:list>
                  <text:list-item>
                    <text:list>
                      <text:list-item>
                        <text:p text:style-name="P1"><text:span text:style-name="T6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rect draw:style-name="gr2" draw:text-style-name="P6" draw:id="id2" draw:layer="layout" svg:width="3.491cm" svg:height="3.165cm" svg:x="16.071cm" svg:y="3.225cm">
          <text:p text:style-name="P5"><text:span text:style-name="T7">first: Bob</text:span></text:p>
          <text:p text:style-name="P5"><text:span text:style-name="T7">last: Smith</text:span></text:p>
          <text:p text:style-name="P5"><text:span text:style-name="T7">ID: 2389</text:span></text:p>
          <text:p text:style-name="P5"><text:span text:style-name="T7">bday:</text:span></text:p>
        </draw:rect>
        <draw:rect draw:style-name="gr2" draw:text-style-name="P6" draw:id="id3" draw:layer="layout" svg:width="3.738cm" svg:height="2.176cm" svg:x="20.408cm" svg:y="4.249cm">
          <text:p text:style-name="P5"><text:span text:style-name="T7">day: 12</text:span></text:p>
          <text:p text:style-name="P5"><text:span text:style-name="T7">month: 5</text:span></text:p>
          <text:p text:style-name="P5"><text:span text:style-name="T7">year: 1986</text:span></text:p>
        </draw:rect>
        <draw:frame draw:style-name="gr3" draw:text-style-name="P7" draw:id="id1" draw:layer="layout" svg:width="2.005cm" svg:height="1.072cm" svg:x="12.837cm" svg:y="2.937cm">
          <draw:text-box>
            <text:p text:style-name="P1"><text:span text:style-name="T8">bob</text:span></text:p>
          </draw:text-box>
        </draw:frame>
        <draw:connector draw:style-name="gr4" draw:text-style-name="P8" draw:layer="layout" draw:type="curve" svg:x1="13.839cm" svg:y1="4.009cm" svg:x2="16.071cm" svg:y2="4.807cm" draw:start-shape="id1" draw:start-glue-point="2" draw:end-shape="id2" draw:end-glue-point="3" svg:d="m13839 4009c0 532 744 798 2232 798">
          <text:p/>
        </draw:connector>
        <draw:connector draw:style-name="gr4" draw:text-style-name="P8" draw:layer="layout" draw:type="curve" svg:x1="18.256cm" svg:y1="5.756cm" svg:x2="20.408cm" svg:y2="5.337cm" draw:end-shape="id3" draw:end-glue-point="3" svg:d="m18256 5756c1201 0 126-419 2152-419">
          <text:p/>
        </draw:connector>
        <draw:frame draw:style-name="gr3" draw:text-style-name="P7" draw:id="id4" draw:layer="layout" svg:width="2.377cm" svg:height="1.072cm" svg:x="12.537cm" svg:y="5.348cm">
          <draw:text-box>
            <text:p text:style-name="P1"><text:span text:style-name="T8">larry</text:span></text:p>
          </draw:text-box>
        </draw:frame>
        <draw:connector draw:style-name="gr4" draw:text-style-name="P8" draw:layer="layout" draw:type="curve" svg:x1="13.725cm" svg:y1="5.348cm" svg:x2="16.071cm" svg:y2="4.818cm" draw:start-shape="id4" draw:start-glue-point="0" svg:d="m13725 5348c0-772 2346-508 2346-530">
          <text:p/>
        </draw:connector>
        <draw:rect draw:style-name="gr2" draw:text-style-name="P6" draw:id="id6" draw:layer="layout" svg:width="3.491cm" svg:height="3.165cm" svg:x="17.637cm" svg:y="8.546cm">
          <text:p text:style-name="P5"><text:span text:style-name="T7">first: Bob</text:span></text:p>
          <text:p text:style-name="P5"><text:span text:style-name="T7">last: Smith</text:span></text:p>
          <text:p text:style-name="P5"><text:span text:style-name="T7">ID: 2389</text:span></text:p>
          <text:p text:style-name="P5"><text:span text:style-name="T7">bday:</text:span></text:p>
        </draw:rect>
        <draw:rect draw:style-name="gr2" draw:text-style-name="P6" draw:id="id7" draw:layer="layout" svg:width="3.738cm" svg:height="2.176cm" svg:x="20.492cm" svg:y="12.411cm">
          <text:p text:style-name="P5"><text:span text:style-name="T7">day: 12</text:span></text:p>
          <text:p text:style-name="P5"><text:span text:style-name="T7">month: 5</text:span></text:p>
          <text:p text:style-name="P5"><text:span text:style-name="T7">year: 1986</text:span></text:p>
        </draw:rect>
        <draw:frame draw:style-name="gr3" draw:text-style-name="P7" draw:id="id5" draw:layer="layout" svg:width="2.005cm" svg:height="1.072cm" svg:x="15.22cm" svg:y="7.94cm">
          <draw:text-box>
            <text:p text:style-name="P1"><text:span text:style-name="T8">bob</text:span></text:p>
          </draw:text-box>
        </draw:frame>
        <draw:connector draw:style-name="gr4" draw:text-style-name="P8" draw:layer="layout" draw:type="curve" svg:x1="16.222cm" svg:y1="9.012cm" svg:x2="17.637cm" svg:y2="10.128cm" draw:start-shape="id5" draw:start-glue-point="2" draw:end-shape="id6" draw:end-glue-point="3" svg:d="m16222 9012c0 744 471 1116 1415 1116">
          <text:p/>
        </draw:connector>
        <draw:connector draw:style-name="gr4" draw:text-style-name="P8" draw:layer="layout" draw:type="curve" svg:x1="19.539cm" svg:y1="11.059cm" svg:x2="20.492cm" svg:y2="13.499cm" draw:end-shape="id7" draw:end-glue-point="3" svg:d="m19539 11059c301 0-175 2440 953 2440">
          <text:p/>
        </draw:connector>
        <draw:connector draw:style-name="gr4" draw:text-style-name="P8" draw:layer="layout" draw:type="curve" svg:x1="22.926cm" svg:y1="8.983cm" svg:x2="24.109cm" svg:y2="10.056cm" draw:start-shape="id8" draw:start-glue-point="2" draw:end-shape="id9" draw:end-glue-point="3" svg:d="m22926 8983c0 716 394 1073 1183 1073">
          <text:p/>
        </draw:connector>
        <draw:rect draw:style-name="gr2" draw:text-style-name="P6" draw:id="id9" draw:layer="layout" svg:width="3.491cm" svg:height="3.165cm" svg:x="24.109cm" svg:y="8.474cm">
          <text:p text:style-name="P5"><text:span text:style-name="T7">first: Bob</text:span></text:p>
          <text:p text:style-name="P5"><text:span text:style-name="T7">last: Smith</text:span></text:p>
          <text:p text:style-name="P5"><text:span text:style-name="T7">ID: 2389</text:span></text:p>
          <text:p text:style-name="P5"><text:span text:style-name="T7">bday:</text:span></text:p>
        </draw:rect>
        <draw:frame draw:style-name="gr3" draw:text-style-name="P7" draw:id="id8" draw:layer="layout" svg:width="2.377cm" svg:height="1.072cm" svg:x="21.738cm" svg:y="7.911cm">
          <draw:text-box>
            <text:p text:style-name="P1"><text:span text:style-name="T8">larry</text:span></text:p>
          </draw:text-box>
        </draw:frame>
        <draw:connector draw:style-name="gr4" draw:text-style-name="P8" draw:layer="layout" draw:type="curve" draw:line-skew="1.092cm" svg:x1="26.737cm" svg:y1="10.988cm" svg:x2="24.23cm" svg:y2="13.499cm" draw:end-shape="id7" draw:end-glue-point="1" svg:d="m26737 10988c171 0 1424 2511-2507 2511">
          <text:p/>
        </draw:connector>
        <draw:rect draw:style-name="gr2" draw:text-style-name="P6" draw:id="id11" draw:layer="layout" svg:width="3.491cm" svg:height="3.165cm" svg:x="3.941cm" svg:y="15.735cm">
          <text:p text:style-name="P5"><text:span text:style-name="T7">first: Bob</text:span></text:p>
          <text:p text:style-name="P5"><text:span text:style-name="T7">last: Smith</text:span></text:p>
          <text:p text:style-name="P5"><text:span text:style-name="T7">ID: 2389</text:span></text:p>
          <text:p text:style-name="P5"><text:span text:style-name="T7">bday:</text:span></text:p>
        </draw:rect>
        <draw:rect draw:style-name="gr2" draw:text-style-name="P6" draw:id="id12" draw:layer="layout" svg:width="3.738cm" svg:height="2.176cm" svg:x="8.102cm" svg:y="17.183cm">
          <text:p text:style-name="P5"><text:span text:style-name="T7">day: 12</text:span></text:p>
          <text:p text:style-name="P5"><text:span text:style-name="T7">month: 5</text:span></text:p>
          <text:p text:style-name="P5"><text:span text:style-name="T7">year: 1986</text:span></text:p>
        </draw:rect>
        <draw:frame draw:style-name="gr3" draw:text-style-name="P7" draw:id="id10" draw:layer="layout" svg:width="2.005cm" svg:height="1.072cm" svg:x="1.807cm" svg:y="15.447cm">
          <draw:text-box>
            <text:p text:style-name="P1"><text:span text:style-name="T8">bob</text:span></text:p>
          </draw:text-box>
        </draw:frame>
        <draw:connector draw:style-name="gr4" draw:text-style-name="P8" draw:layer="layout" draw:type="curve" svg:x1="2.809cm" svg:y1="16.519cm" svg:x2="3.941cm" svg:y2="17.317cm" draw:start-shape="id10" draw:start-glue-point="2" draw:end-shape="id11" draw:end-glue-point="3" svg:d="m2809 16519c0 532 377 798 1132 798">
          <text:p/>
        </draw:connector>
        <draw:connector draw:style-name="gr4" draw:text-style-name="P8" draw:layer="layout" draw:type="curve" svg:x1="6.126cm" svg:y1="18.266cm" svg:x2="8.102cm" svg:y2="18.271cm" draw:end-shape="id12" draw:end-glue-point="3" svg:d="m6126 18266c1069 0 82 5 1976 5">
          <text:p/>
        </draw:connector>
        <draw:frame draw:style-name="gr5" draw:text-style-name="P9" draw:id="id13" draw:layer="layout" svg:width="2.204cm" svg:height="1.893cm" svg:x="11.744cm" svg:y="14.858cm">
          <draw:text-box>
            <text:p text:style-name="P1"><text:span text:style-name="T8">larry</text:span></text:p>
          </draw:text-box>
        </draw:frame>
        <draw:connector draw:style-name="gr4" draw:text-style-name="P8" draw:layer="layout" draw:type="curve" svg:x1="12.846cm" svg:y1="16.751cm" svg:x2="14.418cm" svg:y2="17.229cm" draw:start-shape="id13" draw:start-glue-point="2" draw:end-shape="id14" draw:end-glue-point="3" svg:d="m12846 16751c0 319 524 478 1572 478">
          <text:p/>
        </draw:connector>
        <draw:rect draw:style-name="gr2" draw:text-style-name="P6" draw:id="id14" draw:layer="layout" svg:width="3.491cm" svg:height="3.165cm" svg:x="14.418cm" svg:y="15.647cm">
          <text:p text:style-name="P5"><text:span text:style-name="T7">first: Bob</text:span></text:p>
          <text:p text:style-name="P5"><text:span text:style-name="T7">last: Smith</text:span></text:p>
          <text:p text:style-name="P5"><text:span text:style-name="T7">ID: 2389</text:span></text:p>
          <text:p text:style-name="P5"><text:span text:style-name="T7">bday:</text:span></text:p>
        </draw:rect>
        <draw:rect draw:style-name="gr2" draw:text-style-name="P6" draw:id="id15" draw:layer="layout" svg:width="3.738cm" svg:height="2.176cm" svg:x="18.508cm" svg:y="17.095cm">
          <text:p text:style-name="P5"><text:span text:style-name="T7">day: 12</text:span></text:p>
          <text:p text:style-name="P5"><text:span text:style-name="T7">month: 5</text:span></text:p>
          <text:p text:style-name="P5"><text:span text:style-name="T7">year: 1986</text:span></text:p>
        </draw:rect>
        <draw:connector draw:style-name="gr4" draw:text-style-name="P8" draw:layer="layout" draw:type="curve" svg:x1="16.603cm" svg:y1="18.178cm" svg:x2="18.508cm" svg:y2="18.183cm" draw:end-shape="id15" draw:end-glue-point="3" svg:d="m16603 18178c1015 0 63 5 1905 5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check whether two names are <text:span text:style-name="T1">aliases</text:span> or separate <text:span text:style-name="T1">copies</text:span> by using the Python built-in '<text:span text:style-name="T1">id</text:span>':</text:p>
                <text:list>
                  <text:list-item>
                    <text:list>
                      <text:list-item>
                        <text:p text:style-name="P1"><text:span text:style-name="T8">id(student1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11563216</text:span></text:p>
                      </text:list-item>
                      <text:list-item>
                        <text:p text:style-name="P1"><text:span text:style-name="T8">student2 = student1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alias</text:span></text:p>
                      </text:list-item>
                      <text:list-item>
                        <text:p text:style-name="P1"><text:span text:style-name="T8">id(student2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11563216</text:span></text:p>
                      </text:list-item>
                      <text:list-item>
                        <text:p text:style-name="P1"><text:span text:style-name="T8">student2 = copy.deepcopy(student1)</text:span><text:span text:style-name="T8"><text:tab/></text:span><text:span text:style-name="T9"># copy</text:span></text:p>
                      </text:list-item>
                      <text:list-item>
                        <text:p text:style-name="P1"><text:span text:style-name="T8">id(student2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ur student db is a list of StudentRecords</text:p>
              </text:list-item>
              <text:list-item>
                <text:p text:style-name="P1">Because of aliasing, we can't use this shortcut:</text:p>
                <text:list>
                  <text:list-item>
                    <text:list>
                      <text:list-item>
                        <text:p text:style-name="P1"><text:span text:style-name="T2">student = StudentRecord()</text:span></text:p>
                      </text:list-item>
                      <text:list-item>
                        <text:p text:style-name="P1"><text:span text:style-name="T2">studentDB = [student] * 35</text:span></text:p>
                      </text:list-item>
                    </text:list>
                  </text:list-item>
                  <text:list-item>
                    <text:p text:style-name="P1">A list of 35 aliases to the same object!</text:p>
                  </text:list-item>
                </text:list>
              </text:list-item>
              <text:list-item>
                <text:p text:style-name="P1">Use a for loop to create separate objects:</text:p>
                <text:list>
                  <text:list-item>
                    <text:list>
                      <text:list-item>
                        <text:p text:style-name="P1"><text:span text:style-name="T10">studentDB = [0] * 35</text:span></text:p>
                      </text:list-item>
                      <text:list-item>
                        <text:p text:style-name="P1"><text:span text:style-name="T10">for idx in range(len(studentDB)):</text:span></text:p>
                        <text:list>
                          <text:list-item>
                            <text:p text:style-name="P1"><text:span text:style-name="T10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Fractions ADT</text:p>
          </draw:text-box>
        </draw:frame>
        <draw:frame presentation:style-name="pr5" draw:text-style-name="P3" draw:layer="layout" svg:width="25.199cm" svg:height="15.143cm" svg:x="1.4cm" svg:y="4.507cm" presentation:class="outline" presentation:user-transformed="true">
          <draw:text-box>
            <text:list text:style-name="L2">
              <text:list-item>
                <text:p text:style-name="P1">In ch6 we sketched a <text:span text:style-name="T2">Fractions</text:span> library</text:p>
                <text:list>
                  <text:list-item>
                    <text:p text:style-name="P1">Fractions were really <text:span text:style-name="T1">tuples</text:span></text:p>
                  </text:list-item>
                  <text:list-item>
                    <text:p text:style-name="P1">Hard to <text:span text:style-name="T1">hide</text:span> that from the user</text:p>
                  </text:list-item>
                </text:list>
              </text:list-item>
              <text:list-item>
                <text:p text:style-name="P1"><text:span text:style-name="T1">OO</text:span> lets us do fractions the '<text:span text:style-name="T1">right</text:span>' way:</text:p>
                <text:list>
                  <text:list-item>
                    <text:p text:style-name="P1">Fractions <text:span text:style-name="T1">class</text:span>:</text:p>
                  </text:list-item>
                  <text:list-item>
                    <text:p text:style-name="P1">Two <text:span text:style-name="T1">attributes</text:span>: <text:span text:style-name="T2">num</text:span>, <text:span text:style-name="T2">denom</text:span></text:p>
                  </text:list-item>
                  <text:list-item>
                    <text:p text:style-name="P1"><text:span text:style-name="T1">Methods</text:span>: <text:span text:style-name="T2">add</text:span>, <text:span text:style-name="T2">sub</text:span>, <text:span text:style-name="T2">mul</text:span>, <text:span text:style-name="T2">div</text:span></text:p>
                  </text:list-item>
                  <text:list-item>
                    <text:p text:style-name="P1"><text:span text:style-name="T1">Constructor</text:span> method: calls <text:span text:style-name="T2">__init__()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2">
              <text:list-item>
                <text:list>
                  <text:list-item>
                    <text:p text:style-name="P1"><text:span text:style-name="T12">See </text:span><text:span text:style-name="T13"><text:a xlink:href="http://twu.seanho.com/python/oofraction.py">oofraction.py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: Methods</text:p>
          </draw:text-box>
        </draw:frame>
        <draw:frame presentation:style-name="pr5" draw:text-style-name="P3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 text:style-name="P1">In OO, procedures are <text:span text:style-name="T1">methods</text:span> of an object:</text:p>
                <text:list>
                  <text:list-item>
                    <text:p text:style-name="P1"><text:span text:style-name="T1">Messages</text:span> that can be passed to the object</text:p>
                  </text:list-item>
                  <text:list-item>
                    <text:p text:style-name="P1">Defined within the <text:span text:style-name="T1">class</text:span> declaration</text:p>
                  </text:list-item>
                </text:list>
              </text:list-item>
              <text:list-item>
                <text:p text:style-name="P1"><text:span text:style-name="T1">First</text:span> parameter to the method is always a reference to the current object: '<text:span text:style-name="T1">self</text:span>'</text:p>
                <text:list>
                  <text:list-item>
                    <text:list>
                      <text:list-item>
                        <text:p text:style-name="P1"><text:span text:style-name="T8">class Fraction: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4">def __str__(self):</text:span></text:p>
            <text:p text:style-name="P12"><text:span text:style-name="T14">"""A pretty-printed form of the fraction."""</text:span></text:p>
            <text:p text:style-name="P12"><text:span text:style-name="T14">return "%d / %d" % (num, denom)</text:span></text:p>
            <text:p text:style-name="P12"><text:span text:style-name="T14"/></text:p>
            <text:list text:continue-numbering="true" text:style-name="L2">
              <text:list-item>
                <text:p text:style-name="P1"><text:span text:style-name="T15">__str__</text:span><text:span text:style-name="T16"> is an example of a </text:span><text:span text:style-name="T17">customization</text:span><text:span text:style-name="T16">:</text:span></text:p>
                <text:list>
                  <text:list-item>
                    <text:p text:style-name="P1"><text:span text:style-name="T16">Gets called by </text:span><text:span text:style-name="T15">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entities in a clas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pecial Python attribute '<text:span text:style-name="T2">__dict__</text:span>'</text:p>
              </text:list-item>
              <text:list-item>
                <text:p text:style-name="P1"><text:span text:style-name="T1">Dictionary</text:span> of all entities in the class</text:p>
                <text:list>
                  <text:list-item>
                    <text:list>
                      <text:list-item>
                        <text:p text:style-name="P1"><text:span text:style-name="T2">import math</text:span></text:p>
                      </text:list-item>
                      <text:list-item>
                        <text:p text:style-name="P1"><text:span text:style-name="T2">math.__dict__</text:span></text:p>
                      </text:list-item>
                    </text:list>
                  </text:list-item>
                  <text:list-item>
                    <text:p text:style-name="P1">Lists all <text:span text:style-name="T1">functions</text:span>, <text:span text:style-name="T1">constants</text:span>, etc.</text:p>
                  </text:list-item>
                  <text:list-item>
                    <text:p text:style-name="P1">Can be very <text:span text:style-name="T1">long</text:span> for some modules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new clas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Most class <text:span text:style-name="T1">definitions</text:span> will have <text:span text:style-name="T2">__init__</text:span> and <text:span text:style-name="T2">__str__</text:span>:</text:p>
              </text:list-item>
            </text:list>
            <text:p text:style-name="P13"><text:span text:style-name="T18">class Fraction:</text:span></text:p>
            <text:p text:style-name="P11"><text:span text:style-name="T19">def __init__(self):</text:span></text:p>
            <text:p text:style-name="P12"><text:span text:style-name="T19">self.numer = 0</text:span></text:p>
            <text:p text:style-name="P12"><text:span text:style-name="T19">self.denom = 1</text:span></text:p>
            <text:p text:style-name="P11"><text:span text:style-name="T19">def __str__(self):</text:span></text:p>
            <text:p text:style-name="P12"><text:span text:style-name="T19">return '%d / %d' % (self.numer, self.denom)</text:span></text:p>
            <text:list text:continue-numbering="true" text:style-name="L2">
              <text:list-item>
                <text:p text:style-name="P1">Refer to <text:span text:style-name="T1">instance variables</text:span> via <text:span text:style-name="T2">self.</text:span><text:span text:style-name="T20">variable</text:span></text:p>
              </text:list-item>
              <text:list-item>
                <text:p text:style-name="P1"><text:span text:style-name="T1">Docstrings</text:span> for <text:span text:style-name="T2">__init__ </text:span>and<text:span text:style-name="T2"> __str__</text:span> are not usually needed unless something special is happen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tantiating our new clas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now make an <text:span text:style-name="T1">instance</text:span> of our class:</text:p>
                <text:list>
                  <text:list-item>
                    <text:list>
                      <text:list-item>
                        <text:p text:style-name="P1"><text:span text:style-name="T2">f1 = Fraction()</text:span></text:p>
                      </text:list-item>
                      <text:list-item>
                        <text:p text:style-name="P1"><text:span text:style-name="T2">f1.numer = 2</text:span></text:p>
                      </text:list-item>
                      <text:list-item>
                        <text:p text:style-name="P1"><text:span text:style-name="T2">f2.denom = 3</text:span></text:p>
                      </text:list-item>
                      <text:list-item>
                        <text:p text:style-name="P1"><text:span text:style-name="T2">print f1</text:span><text:tab/><text:tab/><text:tab/><text:span text:style-name="T21"># 2 / 3</text:span></text:p>
                      </text:list-item>
                    </text:list>
                  </text:list-item>
                </text:list>
              </text:list-item>
              <text:list-item>
                <text:p text:style-name="P1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ing a method: multiply()</text:p>
          </draw:text-box>
        </draw:frame>
        <draw:frame presentation:style-name="pr5" draw:text-style-name="P3" draw:layer="layout" svg:width="25.199cm" svg:height="14.43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ultiply</text:span> takes two parameters: <text:span text:style-name="T1">self</text:span>, and the <text:span text:style-name="T1">other</text:span> fraction to add.</text:p>
                <text:list>
                  <text:list-item>
                    <text:p text:style-name="P1">This definition goes <text:span text:style-name="T1">inside</text:span> the class definition:</text:p>
                  </text:list-item>
                </text:list>
              </text:list-item>
            </text:list>
            <text:p text:style-name="P13"><text:span text:style-name="T18">def multiply(self, f2):</text:span></text:p>
            <text:p text:style-name="P11"><text:span text:style-name="T19">"""Multiply two fractions."""</text:span></text:p>
            <text:p text:style-name="P11"><text:span text:style-name="T19">product = Fraction()</text:span></text:p>
            <text:p text:style-name="P11"><text:span text:style-name="T19">product.numer = self.numer * f2.numer</text:span></text:p>
            <text:p text:style-name="P11"><text:span text:style-name="T19">product.denom = self.denom * f2.denom</text:span></text:p>
            <text:p text:style-name="P11"><text:span text:style-name="T19">return product</text:span></text:p>
            <text:list text:continue-numbering="true" text:style-name="L2">
              <text:list-item>
                <text:list>
                  <text:list-item>
                    <text:p text:style-name="P1">Need to create a <text:span text:style-name="T1">new</text:span> <text:span text:style-name="T2">Fraction</text:span> to return as the <text:span text:style-name="T1">resul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the multiply() method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now multiply two fractions:</text:p>
                <text:list>
                  <text:list-item>
                    <text:list>
                      <text:list-item>
                        <text:p text:style-name="P1"><text:span text:style-name="T2">print f1</text:span><text:tab/><text:tab/><text:tab/><text:span text:style-name="T21"># 2 / 3</text:span></text:p>
                      </text:list-item>
                      <text:list-item>
                        <text:p text:style-name="P1"><text:span text:style-name="T2">f2 = Fraction()</text:span></text:p>
                      </text:list-item>
                      <text:list-item>
                        <text:p text:style-name="P1"><text:span text:style-name="T2">f2.numer = 1</text:span></text:p>
                      </text:list-item>
                      <text:list-item>
                        <text:p text:style-name="P1"><text:span text:style-name="T2">f2.denom = 2</text:span></text:p>
                      </text:list-item>
                      <text:list-item>
                        <text:p text:style-name="P1"><text:span text:style-name="T2">print f1.multiply(f2)</text:span><text:span text:style-name="T21"><text:tab/></text:span><text:span text:style-name="T21"><text:tab/></text:span><text:span text:style-name="T21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customiza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Certain method names are <text:span text:style-name="T1">special</text:span> in Python:</text:p>
                <text:list>
                  <text:list-item>
                    <text:list>
                      <text:list-item>
                        <text:p text:style-name="P1"><text:span text:style-name="T2">__init__</text:span>: Called by the constructor when we <text:span text:style-name="T1">setup</text:span> a new instance</text:p>
                      </text:list-item>
                      <text:list-item>
                        <text:p text:style-name="P1"><text:span text:style-name="T2">__str__</text:span>: Called by <text:span text:style-name="T1">print</text:span></text:p>
                      </text:list-item>
                      <text:list-item>
                        <text:p text:style-name="P1"><text:span text:style-name="T2">__mul__</text:span>: Overloads the (<text:span text:style-name="T1">*</text:span>) operator</text:p>
                      </text:list-item>
                      <text:list-item>
                        <text:p text:style-name="P1"><text:span text:style-name="T2">__add__</text:span>: Overloads the (<text:span text:style-name="T1">+</text:span>) operator</text:p>
                      </text:list-item>
                      <text:list-item>
                        <text:p text:style-name="P1"><text:span text:style-name="T2">__le__</text:span>: Overloads the (<text:span text:style-name="T1">&lt;</text:span>) operator</text:p>
                      </text:list-item>
                      <text:list-item>
                        <text:p text:style-name="P1">etc. (pretty much any operator can be <text:span text:style-name="T1">overloaded</text:span>!)</text:p>
                      </text:list-item>
                    </text:list>
                  </text:list-item>
                  <text:list-item>
                    <text:p text:style-name="P1"><text:span text:style-name="T22"><text:a xlink:href="http://docs.python.org/ref/specialnames.html">http://docs.python.org/ref/specialnames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customiza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So if we name our <text:span text:style-name="T2">multiply()</text:span> method <text:span text:style-name="T2">__mul__()</text:span> instead, we can do:</text:p>
                <text:list>
                  <text:list-item>
                    <text:list>
                      <text:list-item>
                        <text:p text:style-name="P1"><text:span text:style-name="T2">print f1</text:span><text:tab/><text:tab/><text:tab/><text:span text:style-name="T21"># 2 / 3</text:span></text:p>
                      </text:list-item>
                      <text:list-item>
                        <text:p text:style-name="P1"><text:span text:style-name="T2">print f2</text:span><text:span text:style-name="T21"><text:tab/></text:span><text:span text:style-name="T21"><text:tab/></text:span><text:span text:style-name="T21"><text:tab/></text:span><text:span text:style-name="T21"># 1 / 2</text:span></text:p>
                      </text:list-item>
                      <text:list-item>
                        <text:p text:style-name="P1"><text:span text:style-name="T2">print f1 * f2</text:span><text:span text:style-name="T21"><text:tab/></text:span><text:span text:style-name="T21"><text:tab/></text:span><text:span text:style-name="T21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rameters to the constructor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pass <text:span text:style-name="T1">parameters</text:span> to the constructor:</text:p>
                <text:list>
                  <text:list-item>
                    <text:list>
                      <text:list-item>
                        <text:p text:style-name="P1"><text:span text:style-name="T23">f1 = Fraction(2,3)</text:span></text:p>
                      </text:list-item>
                    </text:list>
                  </text:list-item>
                </text:list>
              </text:list-item>
              <text:list-item>
                <text:p text:style-name="P1">We just need to <text:span text:style-name="T1">extend</text:span> the <text:span text:style-name="T2">__init__</text:span> function to accept more parameters:</text:p>
                <text:list>
                  <text:list-item>
                    <text:list>
                      <text:list-item>
                        <text:p text:style-name="P1"><text:span text:style-name="T10">def __init__(self, n, d):</text:span></text:p>
                        <text:list>
                          <text:list-item>
                            <text:p text:style-name="P1"><text:span text:style-name="T10">self.numer = n</text:span></text:p>
                          </text:list-item>
                          <text:list-item>
                            <text:p text:style-name="P1"><text:span text:style-name="T10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fault parame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functions can specify <text:span text:style-name="T1">defaults</text:span> for the tail-end parameters:</text:p>
                <text:list>
                  <text:list-item>
                    <text:list>
                      <text:list-item>
                        <text:p text:style-name="P1"><text:span text:style-name="T10">def __init__(self, n=0, d=1):</text:span></text:p>
                        <text:list>
                          <text:list-item>
                            <text:p text:style-name="P1"><text:span text:style-name="T10">self.numer = n</text:span></text:p>
                          </text:list-item>
                          <text:list-item>
                            <text:p text:style-name="P1"><text:span text:style-name="T10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If <text:span text:style-name="T2">__init__</text:span> is called with <text:span text:style-name="T1">no</text:span> parameters, <text:span text:style-name="T13">n=0 d=1</text:span></text:p>
              </text:list-item>
              <text:list-item>
                <text:p text:style-name="P1">If <text:span text:style-name="T2">__init__</text:span> is called with <text:span text:style-name="T1">one</text:span> parameter:</text:p>
                <text:list>
                  <text:list-item>
                    <text:p text:style-name="P1"><text:span text:style-name="T13">n</text:span> is <text:span text:style-name="T13">given</text:span> and <text:span text:style-name="T13">d=1</text:span></text:p>
                  </text:list-item>
                </text:list>
              </text:list-item>
              <text:list-item>
                <text:p text:style-name="P1">If <text:span text:style-name="T2">__init__</text:span> is called with <text:span text:style-name="T1">two</text:span> parameters:</text:p>
                <text:list>
                  <text:list-item>
                    <text:p text:style-name="P1">both <text:span text:style-name="T13">n</text:span> and <text:span text:style-name="T13">d</text:span> are <text:span text:style-name="T13">given</text:span>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03T13:54:34</dc:date>
    <meta:editing-cycles>20</meta:editing-cycles>
    <meta:editing-duration>PT09H14M46S</meta:editing-duration>
    <meta:document-statistic meta:object-count="247"/>
    <meta:user-defined meta:name="Info 1"/>
    <meta:user-defined meta:name="Info 2"/>
    <meta:user-defined meta:name="Info 3"/>
    <meta:user-defined meta:name="Info 4"/>
  </office:meta>
</office:document-meta>
</file>